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90000008F448462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71cm" fo:margin-left="0.94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3.493cm"/>
    </style:style>
    <style:style style:name="Tableau1.D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D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1.2" style:family="table-row">
      <style:table-row-properties style:min-row-height="0.115cm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3" style:family="table-row">
      <style:table-row-properties style:min-row-height="0.263cm" fo:keep-together="auto"/>
    </style:style>
    <style:style style:name="Tableau1.7" style:family="table-row">
      <style:table-row-properties style:min-row-height="0.508cm" fo:keep-together="auto"/>
    </style:style>
    <style:style style:name="Tableau2" style:family="table">
      <style:table-properties style:width="17.247cm" table:align="center" style:writing-mode="lr-tb"/>
    </style:style>
    <style:style style:name="Tableau2.A" style:family="table-column">
      <style:table-column-properties style:column-width="8.6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561cm" fo:keep-together="auto"/>
    </style:style>
    <style:style style:name="Tableau3" style:family="table" style:master-page-name="">
      <style:table-properties style:width="19.001cm" style:page-number="auto" table:align="margins" style:shadow="none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-left="0.101cm" fo:padding-right="0.101cm" fo:padding-top="0.101cm" fo:padding-bottom="0.199cm" fo:border="none"/>
    </style:style>
    <style:style style:name="Tableau7" style:family="table">
      <style:table-properties style:width="18.8cm" table:align="margins" style:shadow="none" style:writing-mode="lr-tb"/>
    </style:style>
    <style:style style:name="Tableau7.A" style:family="table-column">
      <style:table-column-properties style:column-width="18.8cm" style:rel-column-width="65535*"/>
    </style:style>
    <style:style style:name="Tableau7.A1" style:family="table-cell">
      <style:table-cell-properties fo:padding-left="0.101cm" fo:padding-right="0.101cm" fo:padding-top="0.101cm" fo:padding-bottom="0.199cm" fo:border="none"/>
    </style:style>
    <style:style style:name="Tableau8" style:family="table">
      <style:table-properties style:width="18.598cm" table:align="margins" style:shadow="none" style:writing-mode="lr-tb"/>
    </style:style>
    <style:style style:name="Tableau8.A" style:family="table-column">
      <style:table-column-properties style:column-width="18.598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8.598cm" table:align="margins" style:shadow="none" style:writing-mode="lr-tb"/>
    </style:style>
    <style:style style:name="Tableau9.A" style:family="table-column">
      <style:table-column-properties style:column-width="18.598cm" style:rel-column-width="65535*"/>
    </style:style>
    <style:style style:name="Tableau9.A1" style:family="table-cell">
      <style:table-cell-properties fo:padding="0.097cm" fo:border="none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3" style:family="paragraph" style:parent-style-name="service">
      <style:text-properties fo:font-size="14pt" style:font-size-asian="14pt"/>
    </style:style>
    <style:style style:name="P4" style:family="paragraph" style:parent-style-name="Reference">
      <style:paragraph-properties fo:text-align="start" style:justify-single-word="false"/>
    </style:style>
    <style:style style:name="P5" style:family="paragraph" style:parent-style-name="Reference">
      <style:paragraph-properties fo:margin-top="0.212cm" fo:margin-bottom="0cm" loext:contextual-spacing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language="it" fo:country="I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fo:language="it" fo:country="I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fo:language="it" fo:country="I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ff0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paragraph-properties fo:text-align="justify" style:justify-single-word="false" fo:keep-with-next="always"/>
    </style:style>
    <style:style style:name="P17" style:family="paragraph" style:parent-style-name="Text_20_body">
      <style:paragraph-properties fo:keep-with-next="always"/>
    </style:style>
    <style:style style:name="P18" style:family="paragraph" style:parent-style-name="Corps_20_de_20_texte_20_2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Header">
      <style:paragraph-properties fo:margin-left="1.905cm" fo:margin-right="0cm" style:line-height-at-least="0.423cm" fo:text-align="justify" style:justify-single-word="false" fo:text-indent="0cm" style:auto-text-indent="false">
        <style:tab-stops/>
      </style:paragraph-properties>
      <style:text-properties style:font-name="Garamond" style:font-name-complex="Garamond"/>
    </style:style>
    <style:style style:name="P20" style:family="paragraph" style:parent-style-name="Header">
      <style:paragraph-properties fo:margin-left="1.905cm" fo:margin-right="0cm" fo:margin-top="0.106cm" fo:margin-bottom="0cm" loext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Garamond" fo:font-style="italic" style:font-style-asian="italic" style:font-name-complex="Garamond"/>
    </style:style>
    <style:style style:name="P21" style:family="paragraph" style:parent-style-name="Header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22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>
        <style:tab-stops>
          <style:tab-stop style:position="2cm"/>
        </style:tab-stops>
      </style:paragraph-properties>
    </style:style>
    <style:style style:name="P24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fo:font-weight="bold" style:font-weight-asian="bold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style:font-name="Times New Roman" style:font-name-complex="Times New Roman"/>
    </style:style>
    <style:style style:name="P26" style:family="paragraph" style:parent-style-name="Text_20_body">
      <style:text-properties fo:font-style="italic" style:font-style-asian="italic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left="0.192cm" fo:margin-right="0cm" fo:text-align="center" style:justify-single-word="false" fo:text-indent="0.318cm" style:auto-text-indent="false"/>
    </style:style>
    <style:style style:name="P29" style:family="paragraph" style:parent-style-name="Text_20_body">
      <style:paragraph-properties fo:margin-left="0.192cm" fo:margin-right="0cm" fo:text-indent="0.318cm" style:auto-text-indent="false"/>
      <style:text-properties style:font-name="Arial" fo:font-size="10pt" fo:font-weight="bold" style:font-size-asian="10pt" style:font-weight-asian="bold" style:font-name-complex="Arial"/>
    </style:style>
    <style:style style:name="P30" style:family="paragraph" style:parent-style-name="Text_20_body">
      <style:paragraph-properties fo:margin-left="0.192cm" fo:margin-right="0cm" fo:text-align="center" style:justify-single-word="false" fo:text-indent="0.318cm" style:auto-text-indent="false"/>
      <style:text-properties style:font-name="Arial" fo:font-size="10pt" style:font-size-asian="10pt" style:font-name-complex="Arial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.953cm" fo:margin-right="0cm" fo:text-indent="0cm" style:auto-text-indent="false"/>
    </style:style>
    <style:style style:name="P33" style:family="paragraph" style:parent-style-name="Text_20_body">
      <style:paragraph-properties fo:margin-left="1cm" fo:margin-right="0cm" fo:margin-top="0.212cm" fo:margin-bottom="0.106cm" loext:contextual-spacing="false" fo:text-align="start" style:justify-single-word="false" fo:text-indent="0cm" style:auto-text-indent="false"/>
    </style:style>
    <style:style style:name="P34" style:family="paragraph" style:parent-style-name="Text_20_body">
      <style:paragraph-properties fo:margin-left="1.002cm" fo:margin-right="0.27cm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35" style:family="paragraph" style:parent-style-name="Text_20_body">
      <style:paragraph-properties fo:margin-left="1.002cm" fo:margin-right="0.27cm" fo:text-indent="0cm" style:auto-text-indent="false"/>
      <style:text-properties style:font-name="Arial" fo:font-size="10pt" style:font-size-asian="10pt" style:font-name-complex="Arial"/>
    </style:style>
    <style:style style:name="P36" style:family="paragraph" style:parent-style-name="Text_20_body">
      <style:paragraph-properties fo:margin-left="0.501cm" fo:margin-right="0.27cm" fo:text-indent="0.501cm" style:auto-text-indent="false"/>
      <style:text-properties style:font-name="Arial" fo:font-size="10pt" fo:font-weight="bold" style:font-size-asian="10pt" style:font-weight-asian="bold" style:font-name-complex="Arial"/>
    </style:style>
    <style:style style:name="P37" style:family="paragraph" style:parent-style-name="Text_20_body">
      <style:paragraph-properties fo:margin-left="0.192cm" fo:margin-right="0cm" fo:text-align="center" style:justify-single-word="false" fo:text-indent="0cm" style:auto-text-indent="false"/>
      <style:text-properties style:font-name="Arial" fo:font-size="10pt" style:font-size-asian="10pt" style:font-name-complex="Arial"/>
    </style:style>
    <style:style style:name="P38" style:family="paragraph" style:parent-style-name="Heading">
      <style:paragraph-properties fo:margin-top="0cm" fo:margin-bottom="0.423cm" loext:contextual-spacing="false"/>
      <style:text-properties fo:font-size="14pt" fo:font-weight="bold" officeooo:paragraph-rsid="001d549b" style:font-size-asian="14pt" style:font-weight-asian="bold" style:font-size-complex="14pt"/>
    </style:style>
    <style:style style:name="P39" style:family="paragraph" style:parent-style-name="Heading" style:master-page-name="Standard">
      <style:paragraph-properties fo:margin-top="0cm" fo:margin-bottom="0.423cm" loext:contextual-spacing="false" style:page-number="auto"/>
      <style:text-properties fo:font-size="14pt" fo:font-weight="bold" officeooo:paragraph-rsid="001d549b" style:font-size-asian="14pt" style:font-weight-asian="bold" style:font-size-complex="14pt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er" style:list-style-name="WW8Num6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42" style:family="paragraph" style:parent-style-name="Header" style:list-style-name="WW8Num3">
      <style:paragraph-properties fo:margin-left="2.752cm" fo:margin-right="0cm" fo:text-indent="-0.63cm" style:auto-text-indent="false">
        <style:tab-stops/>
      </style:paragraph-properties>
      <style:text-properties style:font-name="Garamond" style:font-name-complex="Garamond"/>
    </style:style>
    <style:style style:name="P43" style:family="paragraph" style:parent-style-name="Header" style:list-style-name="WW8Num6">
      <style:paragraph-properties fo:margin-left="1.9cm" fo:margin-right="0cm" fo:margin-top="0.106cm" fo:margin-bottom="0cm" loext:contextual-spacing="false" style:line-height-at-least="0.423cm" fo:text-align="justify" style:justify-single-word="false" fo:text-indent="-0.63cm" style:auto-text-indent="false">
        <style:tab-stops/>
      </style:paragraph-properties>
      <style:text-properties style:font-name="Garamond" style:font-name-complex="Garamond"/>
    </style:style>
    <style:style style:name="P44" style:family="paragraph" style:parent-style-name="Header" style:list-style-name="WW8Num6">
      <style:paragraph-properties fo:margin-left="1.27cm" fo:margin-right="0cm" fo:margin-top="0.212cm" fo:margin-bottom="0cm" loext:contextual-spacing="false" style:line-height-at-least="0.423cm" fo:text-indent="0cm" style:auto-text-indent="false">
        <style:tab-stops/>
      </style:paragraph-properties>
      <style:text-properties style:font-name="Garamond" style:font-name-complex="Garamond"/>
    </style:style>
    <style:style style:name="P45" style:family="paragraph" style:parent-style-name="Header" style:list-style-name="WW8Num6">
      <style:paragraph-properties fo:margin-left="1.27cm" fo:margin-right="0cm" fo:margin-top="0.106cm" fo:margin-bottom="0cm" loext:contextual-spacing="false" style:line-height-at-least="0.423cm" fo:text-align="justify" style:justify-single-word="false" fo:text-indent="0cm" style:auto-text-indent="false">
        <style:tab-stops/>
      </style:paragraph-properties>
      <style:text-properties style:font-name="Garamond" style:font-name-complex="Garamond"/>
    </style:style>
    <style:style style:name="P46" style:family="paragraph" style:parent-style-name="Text_20_body" style:list-style-name="WW8Num9"/>
    <style:style style:name="P47" style:family="paragraph" style:parent-style-name="Text_20_body">
      <style:text-properties fo:font-weight="bold" style:font-weight-asian="bold"/>
    </style:style>
    <style:style style:name="P48" style:family="paragraph" style:parent-style-name="Text_20_body" style:list-style-name="WW8Num8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49" style:family="paragraph" style:parent-style-name="Text_20_body" style:list-style-name="WW8Num8">
      <style:paragraph-properties fo:margin-left="3.81cm" fo:margin-right="0cm" fo:margin-top="0cm" fo:margin-bottom="0cm" loext:contextual-spacing="false" fo:text-align="start" style:justify-single-word="false" fo:text-indent="-0.63cm" style:auto-text-indent="false"/>
    </style:style>
    <style:style style:name="P50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fo:font-size="11pt" officeooo:rsid="00538047" officeooo:paragraph-rsid="0056d7b8" style:font-size-asian="11pt" style:font-size-complex="11pt"/>
    </style:style>
    <style:style style:name="P51" style:family="paragraph" style:parent-style-name="Table_20_Contents">
      <style:paragraph-properties fo:text-align="justify" style:justify-single-word="false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3386bc" officeooo:paragraph-rsid="003386bc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officeooo:rsid="003386bc" officeooo:paragraph-rsid="003386bc"/>
    </style:style>
    <style:style style:name="P54" style:family="paragraph" style:parent-style-name="Table_20_Contents">
      <style:paragraph-properties fo:text-align="justify" style:justify-single-word="false"/>
      <style:text-properties officeooo:rsid="00361246" officeooo:paragraph-rsid="00361246"/>
    </style:style>
    <style:style style:name="P55" style:family="paragraph" style:parent-style-name="Table_20_Contents">
      <style:paragraph-properties fo:text-align="justify" style:justify-single-word="false"/>
      <style:text-properties officeooo:rsid="00354f53" officeooo:paragraph-rsid="00354f53"/>
    </style:style>
    <style:style style:name="P56" style:family="paragraph" style:parent-style-name="Table_20_Contents">
      <style:paragraph-properties fo:text-align="justify" style:justify-single-word="false"/>
      <style:text-properties officeooo:rsid="00354f53" officeooo:paragraph-rsid="003f8e4e"/>
    </style:style>
    <style:style style:name="P57" style:family="paragraph" style:parent-style-name="Table_20_Contents">
      <style:paragraph-properties fo:text-align="justify" style:justify-single-word="false"/>
      <style:text-properties style:font-name="Garamond" officeooo:rsid="003386bc" officeooo:paragraph-rsid="0041146d"/>
    </style:style>
    <style:style style:name="P58" style:family="paragraph" style:parent-style-name="Table_20_Contents">
      <style:paragraph-properties fo:text-align="justify" style:justify-single-word="false"/>
      <style:text-properties style:font-name="Garamond" fo:font-size="11pt" officeooo:rsid="00498a23" officeooo:paragraph-rsid="00498a23" style:font-size-asian="11pt" style:font-size-complex="11pt"/>
    </style:style>
    <style:style style:name="P59" style:family="paragraph" style:parent-style-name="Table_20_Contents">
      <style:paragraph-properties fo:text-align="justify" style:justify-single-word="false"/>
      <style:text-properties style:font-name="Garamond" fo:font-size="11pt" officeooo:rsid="00354f53" officeooo:paragraph-rsid="0041146d" style:font-size-asian="11pt" style:font-size-complex="11pt"/>
    </style:style>
    <style:style style:name="P60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41146d"/>
    </style:style>
    <style:style style:name="P61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41146d" style:font-size-asian="13pt" style:font-weight-asian="bold" style:font-size-complex="13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it" fo:country="IT" style:font-size-asian="10pt" style:font-name-complex="Arial"/>
    </style:style>
    <style:style style:name="T3" style:family="text">
      <style:text-properties officeooo:rsid="001b3764"/>
    </style:style>
    <style:style style:name="T4" style:family="text">
      <style:text-properties officeooo:rsid="002236d9"/>
    </style:style>
    <style:style style:name="T5" style:family="text">
      <style:text-properties officeooo:rsid="00354f53"/>
    </style:style>
    <style:style style:name="T6" style:family="text">
      <style:text-properties officeooo:rsid="00361246"/>
    </style:style>
    <style:style style:name="T7" style:family="text">
      <style:text-properties officeooo:rsid="0036b5ca"/>
    </style:style>
    <style:style style:name="T8" style:family="text">
      <style:text-properties officeooo:rsid="003eeb69"/>
    </style:style>
    <style:style style:name="T9" style:family="text">
      <style:text-properties officeooo:rsid="004308e6"/>
    </style:style>
    <style:style style:name="T10" style:family="text">
      <style:text-properties officeooo:rsid="0044959d"/>
    </style:style>
    <style:style style:name="T11" style:family="text">
      <style:text-properties officeooo:rsid="00498a23"/>
    </style:style>
    <style:style style:name="T12" style:family="text">
      <style:text-properties officeooo:rsid="004cf1c9"/>
    </style:style>
    <style:style style:name="T13" style:family="text">
      <style:text-properties style:font-name="Garamond1" officeooo:rsid="004cf1c9" style:font-name-asian="Garamond1" style:font-name-complex="Garamond1"/>
    </style:style>
    <style:style style:name="T14" style:family="text">
      <style:text-properties style:font-name="Garamond1" officeooo:rsid="00361246" style:font-name-asian="Garamond1" style:font-name-complex="Garamond1"/>
    </style:style>
    <style:style style:name="T15" style:family="text">
      <style:text-properties officeooo:rsid="004cf1c9" style:font-name-asian="Times New Roman" style:font-name-complex="Times New Roman"/>
    </style:style>
    <style:style style:name="T16" style:family="text">
      <style:text-properties officeooo:rsid="00361246" style:font-name-asian="Times New Roman" style:font-name-complex="Times New Roman"/>
    </style:style>
    <style:style style:name="T17" style:family="text">
      <style:text-properties officeooo:rsid="00552ba7"/>
    </style:style>
    <style:style style:name="T18" style:family="text">
      <style:text-properties officeooo:rsid="0056d7b8"/>
    </style:style>
    <style:style style:name="T1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/R Semaine n°<text:span text:style-name="T3">[general.week_number]</text:span> </text:p>
      <text:p text:style-name="Text_20_body"/>
      <text:p text:style-name="P38">du <text:span text:style-name="T3">[general.start_date]</text:span> au <text:span text:style-name="T3">[general.end_date]</text:span> </text:p>
      <text:p text:style-name="P26">Toutes les heures mentionnées sont en UTC</text:p>
      <text:list xml:id="list5297192435736058645" text:style-name="WW8Num1">
        <text:list-item>
          <text:h text:style-name="Heading_20_1" text:outline-level="1">Trafic de la semaine écoulée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18">Jour</text:p>
          </table:table-cell>
          <table:table-cell table:style-name="Tableau1.A1" office:value-type="string">
            <text:p text:style-name="P18">Année N</text:p>
          </table:table-cell>
          <table:table-cell table:style-name="Tableau1.A1" office:value-type="string">
            <text:p text:style-name="P18">Année N-1</text:p>
          </table:table-cell>
          <table:table-cell table:style-name="Tableau1.D1" office:value-type="string">
            <text:p text:style-name="P18">Evolution N/N-1</text:p>
          </table:table-cell>
        </table:table-row>
        <table:table-row table:style-name="Tableau1.2">
          <table:table-cell table:style-name="Tableau1.A2" office:value-type="string">
            <text:p text:style-name="P30">lun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0">mar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7">mercre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8"><text:span text:style-name="T2">jeu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1"><text:span text:style-name="T2">vendredi </text:span><text:span text:style-name="T1">jj mois</text:span> <text:span text:style-name="T2">i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7">
          <table:table-cell table:style-name="Tableau1.A2" office:value-type="string">
            <text:p text:style-name="P31"><text:span text:style-name="T2">same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7">dimanche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29">Total de la semaine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</table:table>
      <text:p text:style-name="P32">Ce tableau est optionnel </text:p>
      <text:p text:style-name="P32">Si ce dernier est rempli, expliquer les variations importantes e.g. jour de grève, flux atypiques, vacances, etc.</text:p>
      <text:list xml:id="list155444628960318" text:continue-numbering="true" text:style-name="WW8Num1">
        <text:list-item>
          <text:h text:style-name="Heading_20_1" text:outline-level="1"><text:span text:style-name="T4">Écoulement</text:span> du trafic </text:h>
        </text:list-item>
      </text:list>
      <text:p text:style-name="Text_20_body">Mettre ici les points notables qui ont influé sur le bon écoulement du trafic </text:p>
      <text:p text:style-name="Text_20_body">Exemples : conditions météorologiques, régulations, travaux, accident, etc.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1"><text:span text:style-name="T9">[</text:span>trafic.day;block=tbs:row;sub1=event]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60">[trafic_sub1.name;block=tbs:row;<text:span text:style-name="T10">sub1</text:span>=fields;s<text:span text:style-name="T11">ub2=updates</text:span>]</text:p>
                  <text:p text:style-name="P57"><text:tab/><text:span text:style-name="T13">▪</text:span><text:span text:style-name="T15"> </text:span><text:span text:style-name="T12">Début : </text:span>[trafic_sub1.start]</text:p>
                  <text:p text:style-name="P57"><text:tab/><text:span text:style-name="T6">[trafic_sub1.end;if [val]='';then '';else </text:span><text:span text:style-name="T14">▪</text:span><text:span text:style-name="T16"> </text:span><text:span text:style-name="T6">Fin : [val]]</text:span></text:p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59"><text:span text:style-name="T13">•</text:span><text:span text:style-name="T15"> </text:span>[trafic_sub1_sub1.name;block=tbs:row] : [trafic_sub1_sub1.value]</text:p>
                      </table:table-cell>
                    </table:table-row>
                  </table:table>
                  <text:p text:style-name="P50">[<text:span text:style-name="T17">trafic_sub1.isupdates;if [val]=1;then </text:span>Notes :;<text:span text:style-name="T18">else Aucune notes.]</text:span></text:p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58"><text:span text:style-name="T13">›</text:span><text:span text:style-name="T15"> </text:span>[trafic_sub1_sub2.hour;block=tbs:row] : [trafic_sub1_sub2.note]</text:p>
                      </table:table-cell>
                    </table:table-row>
                  </table:table>
                  <text:p text:style-name="P51"/>
                </table:table-cell>
              </table:table-row>
            </table:table>
            <text:p text:style-name="P51"/>
          </table:table-cell>
        </table:table-row>
      </table:table>
      <text:p text:style-name="P47"/>
      <text:list xml:id="list155444073796989" text:continue-numbering="true" text:style-name="WW8Num1">
        <text:list-item>
          <text:h text:style-name="P40" text:outline-level="1">Mises en service / expérimentations </text:h>
        </text:list-item>
      </text:list>
      <text:p text:style-name="Text_20_body">Mettre ici toutes les mises en service ou expérimentations jugées d’importance.</text:p>
      <text:p text:style-name="P24">mardi jj/mm </text:p>
      <text:list xml:id="list1396489009210774180" text:style-name="WW8Num6">
        <text:list-item>
          <text:p text:style-name="P41">AEROPORT XX : mise en service de la nouvelle chaîne radio</text:p>
        </text:list-item>
      </text:list>
      <text:list xml:id="list155445092229810" text:continue-list="list155444073796989" text:style-name="WW8Num1">
        <text:list-item>
          <text:h text:style-name="P40" text:outline-level="1">Dysfonctionnements techniques </text:h>
        </text:list-item>
      </text:list>
      <text:p text:style-name="Text_20_body">Mettre ici tous les dysfonctionnements techniques qui ont eu un impact potentiel sur la sécurité ou la régularité.</text:p>
      <text:p text:style-name="P24"><text:soft-page-break/>mardi jj/mm </text:p>
      <text:list xml:id="list155444133564492" text:continue-list="list1396489009210774180" text:style-name="WW8Num6">
        <text:list-item>
          <text:p text:style-name="P41">AEROPORT XX : 12h00-13h00 UTC panne ILS piste 27L</text:p>
        </text:list-item>
      </text:list>
      <text:p text:style-name="P33"><text:s/></text:p>
      <text:p text:style-name="P33">Exemples  d’événements à reporter dans le compte rendu :</text:p>
      <text:list xml:id="list779720446631668220" text:style-name="WW8Num3">
        <text:list-item>
          <text:p text:style-name="P42">Panne ILS, GLIDE, DME</text:p>
        </text:list-item>
        <text:list-item>
          <text:p text:style-name="P42">Perte de contact radio/perte d’une antenne radio</text:p>
        </text:list-item>
        <text:list-item>
          <text:p text:style-name="P42">Panne d’énergie, de climatisation</text:p>
        </text:list-item>
        <text:list-item>
          <text:p text:style-name="P42">Perte d’un radar/d’image radar/écran noir</text:p>
        </text:list-item>
        <text:list-item>
          <text:p text:style-name="P42">Perte du téléphone</text:p>
        </text:list-item>
        <text:list-item>
          <text:p text:style-name="P42">Perte des enregistreurs</text:p>
        </text:list-item>
        <text:list-item>
          <text:p text:style-name="P42">Panne STPV</text:p>
        </text:list-item>
        <text:list-item>
          <text:p text:style-name="P42">Panne RSFTA/SIGMA</text:p>
        </text:list-item>
        <text:list-item>
          <text:p text:style-name="P42">Panne STCA</text:p>
        </text:list-item>
        <text:list-item>
          <text:p text:style-name="P42">Panne MAESTRO</text:p>
        </text:list-item>
        <text:list-item>
          <text:p text:style-name="P42">Panne du réseau RENAR</text:p>
        </text:list-item>
        <text:list-item>
          <text:p text:style-name="P42">Etc …</text:p>
        </text:list-item>
      </text:list>
      <text:list xml:id="list155444046587529" text:continue-list="list155445092229810" text:style-name="WW8Num1">
        <text:list-item>
          <text:h text:style-name="P40" text:outline-level="1">Sécurité</text:h>
        </text:list-item>
      </text:list>
      <text:p text:style-name="P22">Mettre ici les incidents et accidents s’étant produit sur le territoire métropolitain ou DOM, POM, COM, TOM.</text:p>
      <text:p text:style-name="P24">mardi jj/mm </text:p>
      <text:list xml:id="list155444369166124" text:continue-list="list155444133564492" text:style-name="WW8Num6">
        <text:list-item>
          <text:p text:style-name="P41">CRNA XX : 12h00 rapprochement anormal RA-TCAS entre CITRON AIR stable au FL330 et ORANGE AIR en montée du FL290 au FL340. Séparations minimales estimées : 2 NM et 600 ft.</text:p>
        </text:list-item>
      </text:list>
      <text:p text:style-name="P24">mercredi jj/mm </text:p>
      <text:list xml:id="list155443867989648" text:continue-numbering="true" text:style-name="WW8Num6">
        <text:list-item>
          <text:p text:style-name="P41">AEROPORT YY : 12h00 incursion sur piste d’un CITRON AIR qui s’est aligné sans clairance alors qu’ORANGE AIR était à 2 NM en finale. Sur demande du contrôleur, ORANGE AIR a remis les gaz.</text:p>
        </text:list-item>
      </text:list>
      <text:p text:style-name="P19"/>
      <text:p text:style-name="P23">Exemples d’événements à reporter dans le compte rendu :</text:p>
      <text:list xml:id="list428219270914665387" text:style-name="WW8Num8">
        <text:list-item>
          <text:list>
            <text:list-item>
              <text:p text:style-name="P48">Perte de contact radio avec un appareil</text:p>
            </text:list-item>
            <text:list-item>
              <text:p text:style-name="P48">Accident (corporel ou dégâts matériels)</text:p>
            </text:list-item>
            <text:list-item>
              <text:p text:style-name="P48">Sortie de piste</text:p>
            </text:list-item>
            <text:list-item>
              <text:p text:style-name="P48">Rapprochement anormal </text:p>
              <text:list>
                <text:list-item>
                  <text:p text:style-name="P49">Non-respect des minima de séparation (séparation due)</text:p>
                </text:list-item>
                <text:list-item>
                  <text:p text:style-name="P49">Séparation non due (e.g. séparation IFR/VFR en classe D, …)</text:p>
                </text:list-item>
              </text:list>
            </text:list-item>
            <text:list-item>
              <text:p text:style-name="P48">RA-TCAS</text:p>
            </text:list-item>
            <text:list-item>
              <text:p text:style-name="P48">Quasi CFIT</text:p>
            </text:list-item>
            <text:list-item>
              <text:p text:style-name="P48">Incursion sur piste</text:p>
            </text:list-item>
            <text:list-item>
              <text:p text:style-name="P48">Evénement bord de type « situation d’urgence »</text:p>
            </text:list-item>
          </text:list>
        </text:list-item>
      </text:list>
      <text:list xml:id="list155445060409316" text:continue-list="list155444046587529" text:style-name="WW8Num1">
        <text:list-item>
          <text:h text:style-name="P40" text:outline-level="1">Sûreté </text:h>
        </text:list-item>
      </text:list>
      <text:p text:style-name="Text_20_body">Mettre ici les événements relatifs à la sûreté : </text:p>
      <text:list xml:id="list6515372855055398767" text:style-name="WW8Num9">
        <text:list-item>
          <text:p text:style-name="P46">Menace avérée sur un aéronef ou installations</text:p>
        </text:list-item>
        <text:list-item>
          <text:p text:style-name="P46"><text:soft-page-break/>MASA (Mesure Active de Sûreté Aérienne : missions applicables à des aéronefs en vol, et menées par des aéronefs d’interception, dans un but de renseignement de contrainte, ou de destruction)</text:p>
        </text:list-item>
        <text:list-item>
          <text:p text:style-name="P46">Alerte en vol DPSA (Dispositif Particulier de Sûreté Aérienne e.g sommet G8, 14 juillet, ….)</text:p>
        </text:list-item>
        <text:list-item>
          <text:p text:style-name="P46">Alerte à la bombe</text:p>
        </text:list-item>
        <text:list-item>
          <text:p text:style-name="P46">Intrusion illicite ou tentative grave d’intrusion sur un système d’information de la navigation aérienne</text:p>
        </text:list-item>
        <text:list-item>
          <text:p text:style-name="P46">Acte de vandalisme ou vol sur des équipements </text:p>
        </text:list-item>
      </text:list>
      <text:list xml:id="list155443675457210" text:continue-list="list155445060409316" text:style-name="WW8Num1">
        <text:list-item>
          <text:h text:style-name="P40" text:outline-level="1">Divers</text:h>
        </text:list-item>
      </text:list>
      <text:p text:style-name="Text_20_body">Mettre ici tout ce qui ne rentre pas dans les rubriques supra.</text:p>
      <text:p text:style-name="P22">Exemples : </text:p>
      <text:p text:style-name="P24">mardi jj mois : </text:p>
      <text:list xml:id="list155444159203268" text:continue-list="list155443867989648" text:style-name="WW8Num6">
        <text:list-item>
          <text:p text:style-name="P43">AEROPORT XX : 13h01-14h30 UTC opération médiatique de police filmée avec un hélicoptère de la gendarmerie. Aucune conséquence sur le trafic *</text:p>
        </text:list-item>
      </text:list>
      <text:p text:style-name="P20">* si conséquences sur le trafic, se reporter au paragraphe 3</text:p>
      <text:p text:style-name="P24">jeudi jj mois : </text:p>
      <text:list xml:id="list155443705275467" text:continue-numbering="true" text:style-name="WW8Num6">
        <text:list-item>
          <text:p text:style-name="P44">AEROPORT YY : vol inaugural de la compagnie XYZ</text:p>
        </text:list-item>
      </text:list>
      <text:p text:style-name="P24">vendredi jj mois : </text:p>
      <text:list xml:id="list155445031364635" text:continue-numbering="true" text:style-name="WW8Num6">
        <text:list-item>
          <text:p text:style-name="P45">AEROPORT ZZ : occupation par les gens du voyage</text:p>
        </text:list-item>
      </text:list>
      <text:p text:style-name="P21"/>
      <text:p text:style-name="P21"/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6"><text:s/></text:p>
          </table:table-cell>
          <table:table-cell table:style-name="Tableau2.A1" office:value-type="string">
            <text:p text:style-name="P17">Le Responsable de Permanence</text:p>
          </table:table-cell>
        </table:table-row>
        <table:table-row table:style-name="Tableau2.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7">Prénom NOM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34">DESTINATAIRES :</text:p>
      <text:p text:style-name="P35"/>
      <text:p text:style-name="P35"/>
      <text:p text:style-name="P35"/>
      <text:p text:style-name="P35"/>
      <text:p text:style-name="P36">COPI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next-style-name="Text_20_body" style:class="text">
      <style:paragraph-properties fo:margin-top="0.212cm" fo:margin-bottom="0.847cm" loext:contextual-spacing="false" fo:text-align="center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24pt" fo:language="fr" fo:country="FR" style:letter-kerning="true" style:font-name-asian="Times New Roman" style:font-family-asian="'Times New Roman'" style:font-family-generic-asian="roman" style:font-pitch-asian="variable" style:font-size-asian="24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_20_body" style:display-name="Text body" style:family="paragraph" style:class="text">
      <style:paragraph-properties fo:margin-left="0.501cm" fo:margin-right="0cm" fo:margin-top="0.106cm" fo:margin-bottom="0.106cm" loext:contextual-spacing="false" fo:text-align="justify" style:justify-single-word="false" fo:orphans="2" fo:widows="2" fo:text-indent="0.501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normal"/>
    </style:style>
    <style:style style:name="Heading_20_2" style:display-name="Heading 2" style:family="paragraph" style:parent-style-name="Heading_20_1" style:next-style-name="Text_20_body" style:default-outline-level="2" style:list-style-name="WW8Num1" style:class="text">
      <style:paragraph-properties fo:margin-left="1.302cm" fo:margin-right="0cm" fo:margin-top="0.212cm" fo:margin-bottom="0.212cm" loext:contextual-spacing="false" fo:text-indent="-0.501cm" style:auto-text-indent="false"/>
      <style:text-properties fo:font-size="14pt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8Num1" style:class="text">
      <style:paragraph-properties fo:margin-left="1cm" fo:margin-right="0cm" fo:text-indent="0cm" style:auto-text-indent="false">
        <style:tab-stops/>
      </style:paragraph-properties>
      <style:text-properties style:font-size-complex="13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136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indent="0.953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53cm" fo:margin-right="0cm" fo:text-indent="0cm" style:auto-text-indent="false" fo:keep-with-next="always"/>
      <style:text-properties style:font-name="Arial" fo:font-family="Arial" style:font-family-generic="swiss" style:font-pitch="variable" fo:font-size="10pt" fo:language="fr" fo:country="FR" fo:font-weight="bold" style:font-size-asian="10pt" style:language-asian="fr" style:country-asian="FR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" style:family="paragraph">
      <style:graphic-properties draw:fill="solid" draw:fill-color="#ffffff" draw:opacity="100%"/>
      <style:paragraph-properties fo:margin-top="0cm" fo:margin-bottom="0.212cm" loext:contextual-spacing="false" fo:orphans="2" fo:widows="2" fo:background-color="#ffffff"/>
      <style:text-properties fo:color="#808080" style:font-name="Franklin Gothic ExtraCond" fo:font-family="'Franklin Gothic ExtraCond', Vrind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identite" style:family="paragraph">
      <style:paragraph-properties fo:line-height="0.459cm" fo:orphans="2" fo:widows="2" style:text-autospace="none" style:punctuation-wrap="simple" style:vertical-align="baseline"/>
      <style:text-properties style:use-window-font-color="true" style:font-name="Franklin Gothic ExtraCond" fo:font-family="'Franklin Gothic ExtraCond', Vrinda" style:font-family-generic="swiss" style:font-pitch="variable" fo:font-size="10pt" fo:letter-spacing="0.018cm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Reference" style:family="paragraph">
      <style:paragraph-properties fo:text-align="end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_20_Noir" style:display-name="Service Noir" style:family="paragraph" style:parent-style-name="service">
      <style:graphic-properties draw:fill="solid" draw:fill-color="#ffffff" draw:opacity="100%"/>
      <style:paragraph-properties fo:background-color="#ffffff"/>
      <style:text-properties fo:color="#000000"/>
    </style:style>
    <style:style style:name="Contents_20_1" style:display-name="Contents 1" style:family="paragraph" style:next-style-name="Standard" style:class="index">
      <style:paragraph-properties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Contents_20_1" style:next-style-name="Standard" style:class="index">
      <style:paragraph-properties fo:margin-left="0.42cm" fo:margin-right="0cm" fo:margin-top="0.212cm" fo:margin-bottom="0.212cm" loext:contextual-spacing="false" fo:text-indent="0cm" style:auto-text-indent="false"/>
      <style:text-properties fo:font-variant="normal" fo:text-transform="none"/>
    </style:style>
    <style:style style:name="Contents_20_3" style:display-name="Contents 3" style:family="paragraph" style:parent-style-name="Contents_20_2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line-height="0.494cm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text-transform="uppercase" style:font-name="Franklin Gothic ExtraCond" fo:font-family="'Franklin Gothic ExtraCond', Vrinda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next-style-name="Standard">
      <style:paragraph-properties fo:margin-top="0.212cm" fo:margin-bottom="0cm" loext:contextual-spacing="false"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itre8" style:family="paragraph" style:parent-style-name="Standard">
      <style:paragraph-properties fo:line-height="0.494cm"/>
      <style:text-properties fo:font-variant="small-caps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/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e_20_Corps_20_de_20_texte_20__2b__20_Gras" style:display-name="Style Corps de texte + Gras" style:family="paragraph" style:parent-style-name="Text_20_body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5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0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1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34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aits_5f_marquants" style:display-name="faits_marquants" style:family="paragraph" style:parent-style-name="Heading_20_2" style:default-outline-level="" style:list-style-name="">
      <style:paragraph-properties fo:margin-left="1.27cm" fo:margin-right="0.395cm" fo:margin-top="0.212cm" fo:margin-bottom="0cm" loext:contextual-spacing="false" fo:text-align="justify" style:justify-single-word="false" fo:text-indent="-1.27cm" style:auto-text-indent="false" fo:keep-with-next="auto"/>
      <style:text-properties style:font-name="Liberation Sans" fo:font-family="'Liberation Sans'" style:font-family-generic="swiss" style:font-pitch="variable" fo:font-size="10pt" fo:font-weight="normal" style:letter-kerning="true" style:font-size-asian="10pt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plorateur_20_de_20_documents" style:display-name="Explorateur de documents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m-corps_20_texte" style:display-name="m-corps texte" style:family="paragraph" style:parent-style-name="Standard">
      <style:paragraph-properties fo:margin-top="0cm" fo:margin-bottom="0.459cm" loext:contextual-spacing="false" fo:text-align="justify" style:justify-single-word="false"/>
      <style:text-properties style:font-name="Liberation Sans" fo:font-family="'Liberation Sans'" style:font-family-generic="swiss" style:font-pitch="variable" fo:font-size="10pt" style:font-size-asian="10pt" style:font-name-complex="Liberation Sans" style:font-family-complex="'Liberation Sans'" style:font-family-generic-complex="swiss" style:font-pitch-complex="variable" style:font-size-complex="10pt" style:text-scale="93%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Word" style:family="paragraph">
      <style:paragraph-properties fo:orphans="2" fo:widows="2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Description" style:family="paragraph" style:parent-style-name="Standard">
      <style:paragraph-properties fo:hyphenation-ladder-count="no-limit" text:number-lines="false" text:line-number="0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_20_Car_20_Car" style:display-name=" Car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" style:display-name="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Style_20_Corps_20_de_20_texte_20__2b__20_Gras_20_Car" style:display-name="Style Corps de texte + Gras Car" style:family="text">
      <style:text-properties style:font-name="Garamond" fo:font-family="Garamond" style:font-family-generic="roman" style:font-pitch="variable" fo:font-size="12pt" fo:language="fr" fo:country="FR" fo:font-weight="bold" style:font-size-asian="12pt" style:font-weight-asian="bold" style:font-name-complex="Garamond" style:font-family-complex="Garamond" style:font-family-generic-complex="roman" style:font-pitch-complex="variable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Header_20_Char" style:display-name="Header Char" style:family="text">
      <style:text-properties fo:font-size="12pt" fo:language="fr" fo:country="FR" style:font-size-asian="12pt" style:font-size-complex="12pt" style:language-complex="ar" style:country-complex="SA"/>
    </style:style>
    <style:style style:name="Corps_20_de_20_texte_20_Car" style:display-name="Corps de texte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faits_5f_marquants_20_Car" style:display-name="faits_marquants Car" style:family="text">
      <style:text-properties style:font-name="Liberation Sans" fo:font-family="'Liberation Sans'" style:font-family-generic="swiss" style:font-pitch="variable" fo:language="fr" fo:country="FR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send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2.54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272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2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2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2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854cm" table:align="center" style:writing-mode="lr-tb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8.677cm"/>
    </style:style>
    <style:style style:name="Tableau4.C" style:family="table-column">
      <style:table-column-properties style:column-width="6.219cm"/>
    </style:style>
    <style:style style:name="Tableau4.1" style:family="table-row">
      <style:table-row-properties style:row-height="1.591cm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ervice">
      <style:text-properties fo:font-size="14pt" style:font-size-asian="14pt"/>
    </style:style>
    <style:style style:name="MP3" style:family="paragraph" style:parent-style-name="Reference">
      <style:paragraph-properties fo:text-align="start" style:justify-single-word="false"/>
    </style:style>
    <style:style style:name="MP4" style:family="paragraph" style:parent-style-name="Reference">
      <style:paragraph-properties fo:margin-top="0.212cm" fo:margin-bottom="0cm" loext:contextual-spacing="false"/>
    </style:style>
    <style:style style:name="MP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0.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frame draw:style-name="Mfr1" draw:name="Image1" text:anchor-type="as-char" svg:width="1.709cm" svg:height="1.549cm" draw:z-index="5"><draw:image xlink:href="Pictures/10000000000000990000008F4484625E.png" xlink:type="simple" xlink:show="embed" xlink:actuate="onLoad"/></draw:frame></text:p>
              <text:p text:style-name="MP2"/>
              <text:p text:style-name="Standard"/>
            </table:table-cell>
            <table:table-cell table:style-name="Tableau4.A1" office:value-type="string">
              <text:p text:style-name="MP3">[general.organisation_name]</text:p>
            </table:table-cell>
            <table:table-cell table:style-name="Tableau4.A1" office:value-type="string">
              <text:p text:style-name="Reference">[general.export_date]</text:p>
              <text:p text:style-name="MP4">Référence : ss/aaaa </text:p>
            </table:table-cell>
          </table:table-row>
        </table:table>
        <text:p text:style-name="Text_20_body"/>
      </style:header>
      <style:footer>
        <text:p text:style-name="MP5"><draw:frame draw:style-name="Mfr2" draw:name="Cadre1" text:anchor-type="paragraph" svg:y="0.002cm" draw:z-index="2"><draw:text-box fo:min-height="0.058cm" fo:min-width="0.041cm"><text:p text:style-name="Footer"><text:span text:style-name="Page_20_Number"><text:page-number text:select-page="current">3</text:page-number></text:span></text:p><text:p text:style-name="Footer"/></draw:text-box></draw:frame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Note de travail DGAC</dc:title>
    <dc:subject>Misen place charte graphique 2002</dc:subject>
    <dc:description>v 0.5</dc:description>
    <meta:initial-creator>SCTA/2AS</meta:initial-creator>
    <meta:creation-date>2015-07-02T15:25:00</meta:creation-date>
    <dc:date>2015-10-08T15:54:42.947000000</dc:date>
    <meta:print-date>2012-04-10T12:03:00</meta:print-date>
    <meta:editing-cycles>56</meta:editing-cycles>
    <meta:editing-duration>PT6H19M19S</meta:editing-duration>
    <meta:generator>LibreOffice/4.4.5.2$Windows_x86 LibreOffice_project/a22f674fd25a3b6f45bdebf25400ed2adff0ff99</meta:generator>
    <meta:document-statistic meta:table-count="7" meta:image-count="1" meta:object-count="0" meta:page-count="3" meta:paragraph-count="95" meta:word-count="602" meta:character-count="3725" meta:non-whitespace-character-count="3229"/>
  </office:meta>
</office:document-meta>
</file>